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.999cm" svg:height="8.999cm" svg:x="9.38cm" svg:y="0.897cm">
            <draw:object draw:notify-on-update-of-ranges="List1.A1:List1.A6 List1.B1:Lis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7" calcext:value-type="float">
            <text:p>1,0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85" calcext:value-type="float">
            <text:p>1,0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68" calcext:value-type="float">
            <text:p>1,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7T10:38:49.899734813</dc:date>
    <dc:creator>ondra </dc:creator>
    <meta:document-statistic meta:table-count="1" meta:cell-count="12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257cm" svg:y="0.316cm" chart:style-name="ch2">
          <text:p>Závislost rozměru čtvercových matic a času potřebného na jejich vynásobení</text:p>
        </chart:title>
        <chart:legend chart:legend-position="end" svg:x="13.068cm" svg:y="4.201cm" style:legend-expansion="high" chart:style-name="ch3"/>
        <chart:plot-area chart:style-name="ch4" table:cell-range-address="List1.A1:List1.B6" chart:data-source-has-labels="column" svg:x="1.331cm" svg:y="1.301cm" svg:width="11.417cm" svg:height="6.538cm">
          <chartooo:coordinate-region svg:x="2.243cm" svg:y="1.501cm" svg:width="10.411cm" svg:height="5.692cm"/>
          <chart:axis chart:dimension="x" chart:name="primary-x" chart:style-name="ch5" chartooo:axis-type="auto">
            <chartooo:date-scale/>
            <chart:title svg:x="5.897cm" svg:y="8.019cm" chart:style-name="ch6">
              <text:p>Rozměr matice</text:p>
            </chart:title>
            <chart:categories table:cell-range-address="List1.A1:List1.A6"/>
          </chart:axis>
          <chart:axis chart:dimension="y" chart:name="primary-y" chart:style-name="ch5">
            <chart:title svg:x="0.451cm" svg:y="4.918cm" chart:style-name="ch7">
              <text:p>Čas</text:p>
            </chart:title>
            <chart:grid chart:style-name="ch8" chart:class="major"/>
          </chart:axis>
          <chart:series chart:style-name="ch9" chart:values-cell-range-address="List1.B1:List1.B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List1.A1:List1.A6</svg:desc>
                </draw:g>
              </table:table-cell>
              <table:table-cell office:value-type="float" office:value="1.03">
                <text:p>1.03</text:p>
                <draw:g>
                  <svg:desc>List1.B1:List1.B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168">
                <text:p>1.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